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justify"/>
      <style:text-properties fo:font-size="24pt" style:font-size-asian="24pt" style:font-size-complex="24pt" fo:hyphenate="false" loext:hyphenation-no-caps="false"/>
    </style:style>
    <style:style style:name="P3" style:family="paragraph">
      <loext:graphic-properties draw:fill-color="#ffffff"/>
      <style:paragraph-properties fo:text-align="justify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1pt" style:font-size-asian="21pt" style:font-size-complex="2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THROTELLING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2"><text:span text:style-name="T2">Throttling is similar to permissions, in that it determines if a request should be authorized. Throttles indicate a temporary state, and are used to control the rate of requests that clients can make to an API.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s/></text:span><text:span text:style-name="T2">Your API might have a restrictive throttle for unauthenticated requests, and a less restrictive throttle for authenticated reque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<text:s/></text:span><text:span text:style-name="T3">The default throttling policy may be set globally, using the DEFAULT_THROTTLE_CLASSES and DEFAULT_THROTTLE_RATES settings. For example.</text:span></text:p>
                <text:p text:style-name="P5"><text:span text:style-name="T3"/></text:p>
                <text:p text:style-name="P5"><text:span text:style-name="T3"><text:s/></text:span><text:span text:style-name="T3">REST_FRAMEWORK = {</text:span></text:p>
                <text:p text:style-name="P5"><text:span text:style-name="T3"><text:s text:c="4"/></text:span><text:span text:style-name="T3">'DEFAULT_THROTTLE_CLASSES': [</text:span></text:p>
                <text:p text:style-name="P5"><text:span text:style-name="T3"><text:s text:c="8"/></text:span><text:span text:style-name="T3">'rest_framework.throttling.AnonRateThrottle',</text:span></text:p>
                <text:p text:style-name="P5"><text:span text:style-name="T3"><text:s text:c="8"/></text:span><text:span text:style-name="T3">'rest_framework.throttling.UserRateThrottle'</text:span></text:p>
                <text:p text:style-name="P5"><text:span text:style-name="T3"><text:s text:c="4"/></text:span><text:span text:style-name="T3">],</text:span></text:p>
                <text:p text:style-name="P5"><text:span text:style-name="T3"><text:s text:c="4"/></text:span><text:span text:style-name="T3">'DEFAULT_THROTTLE_RATES': {</text:span></text:p>
                <text:p text:style-name="P5"><text:span text:style-name="T3"><text:s text:c="8"/></text:span><text:span text:style-name="T3">'anon': '100/day', <text:s text:c="4"/># for anonymous user</text:span></text:p>
                <text:p text:style-name="P5"><text:span text:style-name="T3"><text:s text:c="8"/></text:span><text:span text:style-name="T3">'user': '1000/day' <text:s text:c="4"/># <text:s text:c="2"/># for authenticated user</text:span></text:p>
                <text:p text:style-name="P5"><text:span text:style-name="T3"><text:s text:c="4"/></text:span><text:span text:style-name="T3">}</text:span></text:p>
                <text:p text:style-name="P5"><text:span text:style-name="T3">}</text:span></text:p>
                <text:p text:style-name="P5"><text:span text:style-name="T3">The rate descriptions used in DEFAULT_THROTTLE_RATES may include second, minute, hour or day as the throttle perio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4">Types of throttelling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onRateThrottle</text:p>
              </text:list-item>
              <text:list-item>
                <text:p>UserRateThrottle</text:p>
              </text:list-item>
              <text:list-item>
                <text:p>ScopedRateThrott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nRateThrottl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5">The AnonRateThrottle will only ever throttle unauthenticated users. The IP address of the incoming request is used to generate a unique key to throttle against.</text:span></text:p>
              </text:list-item>
              <text:list-item>
                <text:p text:style-name="P7"><text:span text:style-name="T5">The rate property on the class, which may be provided by overriding AnonRateThrottle and setting the property.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UserRateThrottl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5">The UserRateThrottle will throttle users to a given rate of requests across the API. The user id is used to generate a unique key to throttle against.</text:span></text:p>
              </text:list-item>
              <text:list-item>
                <text:p text:style-name="P7"><text:span text:style-name="T5">Unauthenticated requests will fall back to using the IP address of the incoming request to generate a unique key to throttle against.</text:span></text:p>
              </text:list-item>
              <text:list-item>
                <text:p text:style-name="P7"><text:span text:style-name="T5">The rate property on the class, which may be provided by overriding UserRateThrottle and setting the property.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6">ScopedRateThrottl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ScopedRateThrottle class can be used to restrict access to specific parts of the API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25T13:46:22.703260463</dc:date>
    <meta:editing-duration>PT56M46S</meta:editing-duration>
    <meta:editing-cycles>3</meta:editing-cycles>
    <meta:generator>LibreOffice/7.3.7.2$Linux_X86_64 LibreOffice_project/30$Build-2</meta:generator>
    <meta:document-statistic meta:object-count="45"/>
  </office:meta>
</office:document-meta>
</file>